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Property.setCollapseAttributes( boolean collapse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getAttributeValue( Node attribute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Property.getRoo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processNode( Node node , String prefix , Object container )</text:p>
          </table:table-cell>
          <table:table-cell office:value-type="float" office:value="46">
            <text:p text:style-name="Table_20_Contents">46</text:p>
          </table:table-cell>
          <table:table-cell office:value-type="float" office:value="55">
            <text:p text:style-name="Table_20_Contents">55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XmlProperty.Xml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setDelimiter(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setSemanticAttributes( boolean semantic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getSemant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getCollaps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addProperty( String name , String value , String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Property.setKeeproot( boolean keep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addNodeRecursively( org . w3c . dom . Node node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isSemanticAttribute( String attribut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Property.addNodeRecursively( Node node , String prefix , Object contain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Property.getAttributeName( Node attribute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Property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get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get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setIncludeSemanticAttribute( boolean includeSemantic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getResour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Property.getKeep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get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Property.setSrcResource( Resource sr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Property.setRootDirectory( File roo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getIncludeSementic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setFile(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XmlProperty.resolveFile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Property.addConfiguredXMLCatalog( XMLCatalo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supportsNonFil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perty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Property.addConfigured( ResourceCollection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Property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